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f50e" officeooo:paragraph-rsid="0015f50e"/>
    </style:style>
    <style:style style:name="P2" style:family="paragraph" style:parent-style-name="Standard" style:list-style-name="L1">
      <style:text-properties officeooo:rsid="001783cc" officeooo:paragraph-rsid="001783cc"/>
    </style:style>
    <style:style style:name="P3" style:family="paragraph" style:parent-style-name="Standard" style:list-style-name="L2">
      <style:text-properties officeooo:rsid="001783cc" officeooo:paragraph-rsid="001cd2f1"/>
    </style:style>
    <style:style style:name="P4" style:family="paragraph" style:parent-style-name="Standard" style:list-style-name="L1">
      <style:text-properties officeooo:rsid="0019a210" officeooo:paragraph-rsid="0019a210"/>
    </style:style>
    <style:style style:name="P5" style:family="paragraph" style:parent-style-name="Standard" style:list-style-name="L1">
      <style:text-properties officeooo:rsid="0028be56" officeooo:paragraph-rsid="0028be56"/>
    </style:style>
    <style:style style:name="P6" style:family="paragraph" style:parent-style-name="Standard" style:list-style-name="L1">
      <style:text-properties officeooo:rsid="001a25fe" officeooo:paragraph-rsid="001a25fe"/>
    </style:style>
    <style:style style:name="P7" style:family="paragraph" style:parent-style-name="Standard">
      <style:text-properties style:font-name="Ubuntu" officeooo:rsid="00252f9b" officeooo:paragraph-rsid="002bcf04"/>
    </style:style>
    <style:style style:name="P8" style:family="paragraph" style:parent-style-name="Standard">
      <style:text-properties style:font-name="Ubuntu" officeooo:rsid="0026e01c" officeooo:paragraph-rsid="002bcf04"/>
    </style:style>
    <style:style style:name="T1" style:family="text">
      <style:text-properties style:text-position="super 58%"/>
    </style:style>
    <style:style style:name="T2" style:family="text">
      <style:text-properties officeooo:rsid="001b100d"/>
    </style:style>
    <style:style style:name="T3" style:family="text">
      <style:text-properties officeooo:rsid="001f9f99"/>
    </style:style>
    <style:style style:name="T4" style:family="text">
      <style:text-properties officeooo:rsid="002124c4"/>
    </style:style>
    <style:style style:name="T5" style:family="text">
      <style:text-properties officeooo:rsid="0021be1f"/>
    </style:style>
    <style:style style:name="T6" style:family="text">
      <style:text-properties officeooo:rsid="002555ba"/>
    </style:style>
    <style:style style:name="T7" style:family="text">
      <style:text-properties officeooo:rsid="0025cccd"/>
    </style:style>
    <style:style style:name="T8" style:family="text">
      <style:text-properties officeooo:rsid="002ff484"/>
    </style:style>
    <style:style style:name="T9" style:family="text">
      <style:text-properties officeooo:rsid="002db8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5-02-08</text:p>
      <text:p text:style-name="P8"><text:s text:c="2"/>In the sense of study, reading books and experimenting with toy projects is far from enough. </text:p>
      <text:p text:style-name="P8"><text:s text:c="2"/>To study English, I have to go out and speak with people with different accents, listen to lectures, watch movies, listen to pop songs, and so on.... To be able to live with English, reading books is far from enough. </text:p>
      <text:p text:style-name="P8"><text:s text:c="2"/>The same thing applies to studying software engineering, reading books on programming languages, on software design is far from enough. I have to experience a lot of challenges, survive from hard ones and easy ones, before I can say I am good at programming.</text:p>
      <text:p text:style-name="P7"><text:s text:c="2"/><text:span text:style-name="T9">So what's the purpose of reading books? </text:span></text:p>
      <text:p text:style-name="P7"><text:s text:c="2"/><text:span text:style-name="T8">Now I think reading books can only give me a superficial sketch of the basic knowledge. It is better served as a simple preparation for starting out the adventure. It is the adventure that really matters.</text:span></text:p>
      <text:p text:style-name="P1">2014-06-27, <text:span text:style-name="T5">the first reading plan</text:span></text:p>
      <text:list xml:id="list1979033628046329047" text:style-name="L1">
        <text:list-item>
          <text:p text:style-name="P2">Source codes: Transport Haulier</text:p>
        </text:list-item>
        <text:list-item>
          <text:p text:style-name="P2">eBooks:</text:p>
        </text:list-item>
      </text:list>
      <text:list xml:id="list3726449495098760160" text:style-name="L2">
        <text:list-item>
          <text:list>
            <text:list-item>
              <text:p text:style-name="P3">WinForm Programming in a Nutshell<text:span text:style-name="T2">(1 months, till Augest 2014)</text:span></text:p>
            </text:list-item>
          </text:list>
        </text:list-item>
      </text:list>
      <text:list xml:id="list215128660569486" text:continue-list="list1979033628046329047" text:style-name="L1">
        <text:list-item>
          <text:list>
            <text:list-item>
              <text:p text:style-name="P2">P<text:span text:style-name="T6">ractical</text:span> Programming, an Introduction to Computer Science <text:span text:style-name="T7">e2, Using Python(2 months, till October 2014)</text:span></text:p>
            </text:list-item>
            <text:list-item>
              <text:p text:style-name="P4">The Art of Loving<text:span text:style-name="T3">(3 months, till November 2014)</text:span></text:p>
            </text:list-item>
            <text:list-item>
              <text:p text:style-name="P5">vimbook-OPL (2 months, till September)</text:p>
            </text:list-item>
          </text:list>
        </text:list-item>
        <text:list-item>
          <text:p text:style-name="P4">Books:</text:p>
          <text:list>
            <text:list-item>
              <text:p text:style-name="P6">A Brief History of All Over the World, from Prehistory to the 21<text:span text:style-name="T1">st</text:span> Century<text:span text:style-name="T4">(4 months, till December 2014)</text:span></text:p>
              <text:p text:style-name="P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7M1S</meta:editing-duration>
    <meta:editing-cycles>23</meta:editing-cycles>
    <meta:generator>LibreOffice/4.2.7.2$Linux_X86_64 LibreOffice_project/420m0$Build-2</meta:generator>
    <dc:date>2015-02-08T21:51:26.803820075</dc:date>
    <meta:document-statistic meta:table-count="0" meta:image-count="0" meta:object-count="0" meta:page-count="1" meta:paragraph-count="16" meta:word-count="218" meta:character-count="1276" meta:non-whitespace-character-count="1069"/>
    <meta:user-defined meta:name="Info 1"/>
    <meta:user-defined meta:name="Info 2"/>
    <meta:user-defined meta:name="Info 3"/>
    <meta:user-defined meta:name="Info 4"/>
  </office:meta>
</office:document-meta>
</file>